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9.503cm" fo:margin-top="0cm" fo:margin-bottom="0cm" table:align="center" style:writing-mode="lr-tb"/>
    </style:style>
    <style:style style:name="Tabla1.A" style:family="table-column">
      <style:table-column-properties style:column-width="5.253cm"/>
    </style:style>
    <style:style style:name="Tabla1.B" style:family="table-column">
      <style:table-column-properties style:column-width="2.999cm"/>
    </style:style>
    <style:style style:name="Tabla1.C" style:family="table-column">
      <style:table-column-properties style:column-width="1.498cm"/>
    </style:style>
    <style:style style:name="Tabla1.F" style:family="table-column">
      <style:table-column-properties style:column-width="5.258cm"/>
    </style:style>
    <style:style style:name="Tabla1.1" style:family="table-row">
      <style:table-row-properties style:min-row-height="3.886cm" fo:keep-together="auto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3.717cm" fo:keep-together="auto"/>
    </style:style>
    <style:style style:name="Tabla1.3" style:family="table-row">
      <style:table-row-properties style:min-row-height="2.501cm" fo:keep-together="auto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fo:font-weight="bold" officeooo:rsid="000e672e" officeooo:paragraph-rsid="000e672e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fo:font-weight="bold" officeooo:rsid="000e672e" officeooo:paragraph-rsid="000e768a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fo:font-weight="bold" officeooo:rsid="000e672e" officeooo:paragraph-rsid="000e9d5b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fo:font-weight="bold" officeooo:rsid="000e768a" officeooo:paragraph-rsid="000e768a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fo:font-weight="bold" officeooo:rsid="000e9d5b" officeooo:paragraph-rsid="000e9d5b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fo:font-weight="bold" officeooo:rsid="000fe3b4" officeooo:paragraph-rsid="000fe3b4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fo:font-weight="bold" officeooo:rsid="001310a6" officeooo:paragraph-rsid="001310a6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fo:font-weight="bold" officeooo:rsid="00142d4f" officeooo:paragraph-rsid="00142d4f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fo:font-weight="bold" officeooo:rsid="00159b87" officeooo:paragraph-rsid="00159b87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11" style:family="paragraph" style:parent-style-name="Standard" style:master-page-name="Standard">
      <style:paragraph-properties style:page-number="auto"/>
    </style:style>
    <style:style style:name="T1" style:family="text">
      <style:text-properties officeooo:rsid="000e768a"/>
    </style:style>
    <style:style style:name="T2" style:family="text">
      <style:text-properties officeooo:rsid="000e9d5b"/>
    </style:style>
    <style:style style:name="T3" style:family="text">
      <style:text-properties officeooo:rsid="00142d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B"/>
        <table:table-column table:style-name="Tabla1.F"/>
        <table:table-row table:style-name="Tabla1.1">
          <table:table-cell table:style-name="Tabla1.A1" table:number-rows-spanned="2" office:value-type="string">
            <text:p text:style-name="P1">Alianzas Clave</text:p>
            <text:p text:style-name="P1"/>
            <text:p text:style-name="P2">Gobier<text:span text:style-name="T3">n</text:span>o nacional</text:p>
            <text:p text:style-name="P2"/>
            <text:p text:style-name="P9">Red de transporte público</text:p>
            <text:p text:style-name="P2"/>
            <text:p text:style-name="P2">Entidades públicas</text:p>
            <text:p text:style-name="P2"/>
            <text:p text:style-name="P9">Agencias de noticias</text:p>
            <text:p text:style-name="P2"/>
            <text:p text:style-name="P9">Proveedores e imprentas</text:p>
            <text:p text:style-name="P2"/>
          </table:table-cell>
          <table:table-cell table:style-name="Tabla1.A1" office:value-type="string">
            <text:p text:style-name="P1">Actividades Clave</text:p>
            <text:p text:style-name="P1"/>
            <text:p text:style-name="P2"><text:span text:style-name="T2">impresión y distribución</text:span></text:p>
            <text:p text:style-name="P2"/>
            <text:p text:style-name="P6">Gestión de la publicidad</text:p>
            <text:p text:style-name="P6"/>
            <text:p text:style-name="P2">Subir noticias digitales.</text:p>
          </table:table-cell>
          <table:table-cell table:style-name="Tabla1.A1" table:number-rows-spanned="2" table:number-columns-spanned="2" office:value-type="string">
            <text:p text:style-name="P1">Propuestas de valor</text:p>
            <text:p text:style-name="P1"/>
            <text:p text:style-name="P2">Informar a los ciudadanos de <text:span text:style-name="T1">forma gratuita</text:span></text:p>
            <text:p text:style-name="P2"/>
            <text:p text:style-name="P5">Publicidad de mucha circulación.</text:p>
            <text:p text:style-name="P2"/>
            <text:p text:style-name="P2">Realizar columnas de opinión.</text:p>
          </table:table-cell>
          <table:covered-table-cell/>
          <table:table-cell table:style-name="Tabla1.A1" office:value-type="string">
            <text:p text:style-name="P1">Relación con clientes</text:p>
            <text:p text:style-name="P1"/>
            <text:p text:style-name="P7">Veracidad de la información</text:p>
            <text:p text:style-name="P7"/>
            <text:p text:style-name="P8">Captación gracias a los servicios gratuitos</text:p>
            <text:p text:style-name="P8"/>
            <text:p text:style-name="P2"/>
          </table:table-cell>
          <table:table-cell table:style-name="Tabla1.A1" table:number-rows-spanned="2" office:value-type="string">
            <text:p text:style-name="P1">Segmentos de mercado</text:p>
            <text:p text:style-name="P1"/>
            <text:p text:style-name="P3">Ciudadano genérico de mediana edad</text:p>
            <text:p text:style-name="P3"/>
            <text:p text:style-name="P3"><text:span text:style-name="T1">Lectores</text:span></text:p>
            <text:p text:style-name="P3"/>
            <text:p text:style-name="P5">Anunciantes</text:p>
          </table:table-cell>
        </table:table-row>
        <table:table-row table:style-name="Tabla1.2">
          <table:covered-table-cell/>
          <table:table-cell table:style-name="Tabla1.A1" office:value-type="string">
            <text:p text:style-name="P1">Recursos Clave</text:p>
            <text:p text:style-name="P1"/>
            <text:p text:style-name="P2">Pagina web.</text:p>
            <text:p text:style-name="P2"/>
            <text:p text:style-name="P2">Tiendas físicas</text:p>
          </table:table-cell>
          <table:covered-table-cell/>
          <table:covered-table-cell/>
          <table:table-cell table:style-name="Tabla1.A1" office:value-type="string">
            <text:p text:style-name="P1">Canales</text:p>
            <text:p text:style-name="P1"/>
            <text:p text:style-name="P4">Página web</text:p>
            <text:p text:style-name="P4"/>
            <text:p text:style-name="P4">Venta física</text:p>
            <text:p text:style-name="P4"/>
            <text:p text:style-name="P7">Redes sociales</text:p>
          </table:table-cell>
          <table:covered-table-cell/>
        </table:table-row>
        <table:table-row table:style-name="Tabla1.3">
          <table:table-cell table:style-name="Tabla1.A1" table:number-columns-spanned="3" office:value-type="string">
            <text:p text:style-name="P1">Estructura de costes</text:p>
            <text:p text:style-name="P1"/>
            <text:p text:style-name="P2">Pago a periodistas y escritores</text:p>
            <text:p text:style-name="P2"/>
            <text:p text:style-name="P2">Comisiones a los vendedores físicos</text:p>
            <text:p text:style-name="P2"/>
            <text:p text:style-name="P10">Impresión y distribución de los periódicos</text:p>
            <text:p text:style-name="P10"/>
            <text:p text:style-name="P10">Pago a los servidores para la página web</text:p>
          </table:table-cell>
          <table:covered-table-cell/>
          <table:covered-table-cell/>
          <table:table-cell table:style-name="Tabla1.A1" table:number-columns-spanned="3" office:value-type="string">
            <text:p text:style-name="P1">Fuentes de Ingresos</text:p>
            <text:p text:style-name="P1"/>
            <text:p text:style-name="P2">Suscripción mensual al periódico digital</text:p>
            <text:p text:style-name="P2"/>
            <text:p text:style-name="P5">Publicidad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UMBERTO MARTINEZ SILVA</meta:initial-creator>
    <meta:editing-cycles>13</meta:editing-cycles>
    <meta:creation-date>2022-02-20T16:56:00</meta:creation-date>
    <dc:date>2023-02-23T20:27:44.666718015</dc:date>
    <meta:editing-duration>PT31M8S</meta:editing-duration>
    <meta:generator>LibreOffice/7.0.4.2$Linux_X86_64 LibreOffice_project/00$Build-2</meta:generator>
    <meta:document-statistic meta:table-count="1" meta:image-count="0" meta:object-count="0" meta:page-count="1" meta:paragraph-count="36" meta:word-count="118" meta:character-count="814" meta:non-whitespace-character-count="732"/>
    <meta:user-defined meta:name="AppVersion">16.0000</meta:user-defined>
    <meta:template xlink:type="simple" xlink:actuate="onRequest" xlink:title="Normal.dotm" xlink:href=""/>
  </office:meta>
</office:document-meta>
</file>